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2BCFBA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dddd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.4cm" svg:height="1.6cm" svg:x="10.95cm" svg:y="12.902cm">
          <text:p text:style-name="P1">Android-App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3.883cm" svg:height="3.883cm" svg:x="1.117cm" svg:y="4.259cm">
          <draw:image xlink:href="Pictures/1000020100000200000002002BCFBA9D.png" xlink:type="simple" xlink:show="embed" xlink:actuate="onLoad">
            <text:p/>
          </draw:image>
        </draw:frame>
        <draw:g xml:id="id2" draw:id="id2">
          <draw:custom-shape draw:style-name="gr1" draw:text-style-name="P1" draw:layer="layout" svg:width="9.9cm" svg:height="8cm" svg:x="8.2cm" svg:y="2.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pplication-Server („Cloud“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3.2cm" svg:x="13.4cm" svg:y="6.1cm">
            <text:p text:style-name="P1">User </text:p>
            <text:p text:style-name="P1">Managem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3.2cm" svg:x="13.4cm" svg:y="2.6cm">
            <text:p text:style-name="P1">Calenda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6.7cm" svg:x="8.7cm" svg:y="2.6cm">
            <text:p text:style-name="P1">REST</text:p>
            <text:p text:style-name="P1">Interface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svg:x1="5cm" svg:y1="6.2cm" svg:x2="8.2cm" svg:y2="6.2cm" draw:start-shape="id1" draw:start-glue-point="1" draw:end-shape="id2" draw:end-glue-point="3" svg:d="M5000 6200h3200" svg:viewBox="0 0 3201 1">
          <text:p/>
        </draw:connector>
        <draw:connector draw:style-name="gr4" draw:text-style-name="P1" draw:layer="layout" svg:x1="13.15cm" svg:y1="12.902cm" svg:x2="13.15cm" svg:y2="10.2cm" draw:start-shape="id3" draw:start-glue-point="0" draw:end-shape="id2" draw:end-glue-point="2" svg:d="M13150 12902v-2702" svg:viewBox="0 0 1 2703">
          <text:p/>
        </draw:connector>
        <draw:frame draw:style-name="gr5" draw:layer="layout" svg:width="2.335cm" svg:height="0.962cm" svg:x="1.87cm" svg:y="8.419cm">
          <draw:text-box>
            <text:p>DBMS</text:p>
          </draw:text-box>
        </draw:frame>
        <draw:custom-shape draw:style-name="gr6" draw:text-style-name="P1" draw:layer="layout" svg:width="3.565cm" svg:height="1.098cm" svg:x="5.628cm" svg:y="11.503cm">
          <text:p text:style-name="P1">Glassfish 4</text:p>
          <draw:enhanced-geometry svg:viewBox="0 0 21600 21600" draw:text-areas="800 800 20800 20800" draw:type="round-rectangular-callout" draw:modifiers="18607.739764442 -30405.0955414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4.082cm" svg:height="1.098cm" svg:x="16.391cm" svg:y="10.808cm">
          <text:p text:style-name="P1">Apache Shiro</text:p>
          <draw:enhanced-geometry svg:viewBox="0 0 21600 21600" draw:text-areas="800 800 20800 20800" draw:type="round-rectangular-callout" draw:modifiers="2962.52755326965 -35259.6906278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5.205cm" svg:height="1.098cm" svg:x="15.045cm" svg:y="0.764cm">
          <text:p text:style-name="P1">Google Calendar</text:p>
          <draw:enhanced-geometry svg:viewBox="0 0 21600 21600" draw:text-areas="800 800 20800 20800" draw:type="round-rectangular-callout" draw:modifiers="5028.65923933922 42708.64422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2.38cm" svg:height="1.098cm" svg:x="8.026cm" svg:y="0.629cm">
          <text:p text:style-name="P1">Jersey</text:p>
          <draw:enhanced-geometry svg:viewBox="0 0 21600 21600" draw:text-areas="800 800 20800 20800" draw:type="round-rectangular-callout" draw:modifiers="9770.34859302814 44045.1319381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789cm" svg:height="1.098cm" svg:x="1cm" svg:y="2.569cm">
          <text:p text:style-name="P1">PostgreSQL</text:p>
          <draw:enhanced-geometry svg:viewBox="0 0 21600 21600" draw:text-areas="800 800 20800 20800" draw:type="round-rectangular-callout" draw:modifiers="8360.73878627968 43809.2811646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20:58:21.641000000</meta:creation-date>
    <dc:date>2014-11-28T18:30:42.023000000</dc:date>
    <meta:editing-duration>PT15M57S</meta:editing-duration>
    <meta:editing-cycles>6</meta:editing-cycles>
    <meta:generator>LibreOffice/4.2.7.2$Windows_x86 LibreOffice_project/933c0aa564ec4f8883ed5732c866db48dca4dac5</meta:generator>
    <meta:document-statistic meta:object-count="15"/>
  </office:meta>
</office:document-meta>
</file>